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mm"/>
    </style:style>
    <style:style style:name="co2" style:family="table-column">
      <style:table-column-properties fo:break-before="auto" style:column-width="5.24mm"/>
    </style:style>
    <style:style style:name="co3" style:family="table-column">
      <style:table-column-properties fo:break-before="auto" style:column-width="49.99mm"/>
    </style:style>
    <style:style style:name="co4" style:family="table-column">
      <style:table-column-properties fo:break-before="auto" style:column-width="5.63mm"/>
    </style:style>
    <style:style style:name="co5" style:family="table-column">
      <style:table-column-properties fo:break-before="auto" style:column-width="45.51mm"/>
    </style:style>
    <style:style style:name="co6" style:family="table-column">
      <style:table-column-properties fo:break-before="auto" style:column-width="4.27mm"/>
    </style:style>
    <style:style style:name="co7" style:family="table-column">
      <style:table-column-properties fo:break-before="auto" style:column-width="6.6mm"/>
    </style:style>
    <style:style style:name="co8" style:family="table-column">
      <style:table-column-properties fo:break-before="auto" style:column-width="50.96mm"/>
    </style:style>
    <style:style style:name="co9" style:family="table-column">
      <style:table-column-properties fo:break-before="auto" style:column-width="5.43mm"/>
    </style:style>
    <style:style style:name="co10" style:family="table-column">
      <style:table-column-properties fo:break-before="auto" style:column-width="5.04mm"/>
    </style:style>
    <style:style style:name="co11" style:family="table-column">
      <style:table-column-properties fo:break-before="auto" style:column-width="45.12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.49mm"/>
    </style:style>
    <style:style style:name="co14" style:family="table-column">
      <style:table-column-properties fo:break-before="auto" style:column-width="30.14mm"/>
    </style:style>
    <style:style style:name="co15" style:family="table-column">
      <style:table-column-properties fo:break-before="auto" style:column-width="117.3mm"/>
    </style:style>
    <style:style style:name="co16" style:family="table-column">
      <style:table-column-properties fo:break-before="auto" style:column-width="60.87mm"/>
    </style:style>
    <style:style style:name="co17" style:family="table-column">
      <style:table-column-properties fo:break-before="auto" style:column-width="39.48mm"/>
    </style:style>
    <style:style style:name="co18" style:family="table-column">
      <style:table-column-properties fo:break-before="auto" style:column-width="12.24mm"/>
    </style:style>
    <style:style style:name="co19" style:family="table-column">
      <style:table-column-properties fo:break-before="auto" style:column-width="32.28mm"/>
    </style:style>
    <style:style style:name="co20" style:family="table-column">
      <style:table-column-properties fo:break-before="auto" style:column-width="114.56mm"/>
    </style:style>
    <style:style style:name="co21" style:family="table-column">
      <style:table-column-properties fo:break-before="auto" style:column-width="7.78mm"/>
    </style:style>
    <style:style style:name="co22" style:family="table-column">
      <style:table-column-properties fo:break-before="auto" style:column-width="34.63mm"/>
    </style:style>
    <style:style style:name="co23" style:family="table-column">
      <style:table-column-properties fo:break-before="auto" style:column-width="113.21mm"/>
    </style:style>
    <style:style style:name="co24" style:family="table-column">
      <style:table-column-properties fo:break-before="auto" style:column-width="46.28mm"/>
    </style:style>
    <style:style style:name="ro1" style:family="table-row">
      <style:table-row-properties style:row-height="2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69mm" fo:break-before="auto" style:use-optimal-row-height="true"/>
    </style:style>
    <style:style style:name="ro5" style:family="table-row">
      <style:table-row-properties style:row-height="2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83caff" fo:border-left="0.06pt solid #000000" fo:border-right="0.06pt solid #000000" fo:border-top="0.06pt solid #000000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/>
    </style:style>
    <style:style style:name="ce6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able-cell-properties fo:border-bottom="none" fo:background-color="#cccccc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font-name="Arial" style:font-name-asian="Droid Sans Fallback" style:font-name-complex="FreeSans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Tabla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5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Default"/>
          <table:table-cell table:style-name="ce2"/>
          <table:table-cell/>
          <table:table-cell table:style-name="ce2" table:number-columns-repeated="3"/>
          <table:table-cell table:number-columns-repeated="5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vaca</text:p>
          </table:table-cell>
          <table:table-cell/>
          <table:table-cell table:style-name="ce2"/>
          <table:table-cell table:number-columns-repeated="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dre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artos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echa_nac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reci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endedor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echa_compra_vaca</text:p>
          </table:table-cell>
          <table:table-cell/>
          <table:table-cell table:style-name="ce1"/>
          <table:table-cell table:style-name="ce3" office:value-type="string" calcext:value-type="string">
            <text:p>tb_estado_vaca</text:p>
          </table:table-cell>
          <table:table-cell/>
          <table:table-cell table:style-name="ce1"/>
          <table:table-cell table:number-columns-repeated="4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origen_vaca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numer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seminada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string" calcext:value-type="string">
            <text:p>estado_vaca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sexo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ciclos_lactancia</text:p>
          </table:table-cell>
          <table:table-cell table:number-columns-repeated="6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style-name="ce8"/>
          <table:table-cell table:number-columns-repeated="4"/>
          <table:table-cell table:style-name="ce1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/>
          <table:table-cell table:number-columns-repeated="5"/>
          <table:table-cell table:style-name="ce1"/>
          <table:table-cell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umero_parto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umero_vaca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echa_parto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xo_cria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bservaciones</text:p>
          </table:table-cell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ultimo_partos</text:p>
          </table:table-cell>
          <table:table-cell/>
          <table:table-cell table:style-name="ce11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/>
          <table:table-cell table:style-name="ce8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2"/>
          <table:table-cell table:style-name="ce1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inseminacion</text:p>
          </table:table-cell>
          <table:table-cell/>
          <table:table-cell table:style-name="ce8"/>
          <table:table-cell table:number-columns-repeated="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echa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mbre_toro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umero_vaca</text:p>
          </table:table-cell>
          <table:table-cell/>
          <table:table-cell table:style-name="ce12"/>
          <table:table-cell table:style-name="ce8" table:number-columns-repeated="2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mbre_inseminador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ntidad_pajillas_puestas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mero_inseminacion</text:p>
          </table:table-cell>
          <table:table-cell/>
          <table:table-cell table:style-name="ce8" table:number-columns-repeated="3"/>
          <table:table-cell table:number-columns-repeated="5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ario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pitio</text:p>
          </table:table-cell>
          <table:table-cell table:number-columns-repeated="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peticiones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ultima_inseminacion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junta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esidente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icepresidente</text:p>
          </table:table-cell>
          <table:table-cell table:number-columns-repeated="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esorero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ecretario</text:p>
          </table:table-cell>
          <table:table-cell table:number-columns-repeated="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ocal1</text:p>
          </table:table-cell>
          <table:table-cell table:number-columns-repeated="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vocal2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vocal3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Herd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erd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Pers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alfs</text:p>
          </table:table-cell>
          <table:table-cell table:number-columns-repeated="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eals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teers</text:p>
          </table:table-cell>
          <table:table-cell table:number-columns-repeated="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eifgrs</text:p>
          </table:table-cell>
          <table:table-cell table:number-columns-repeated="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regnantheifers</text:p>
          </table:table-cell>
          <table:table-cell table:number-columns-repeated="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bulls</text:p>
          </table:table-cell>
          <table:table-cell table:number-columns-repeated="9"/>
        </table:table-row>
        <table:table-row table:style-name="ro2">
          <table:table-cell/>
          <table:table-cell table:style-name="Default" office:value-type="float" office:value="9" calcext:value-type="float">
            <text:p>9</text:p>
          </table:table-cell>
          <table:table-cell table:style-name="ce10" office:value-type="string" calcext:value-type="string">
            <text:p>cows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Pers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Pers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rson identification</text:p>
          </table:table-cell>
          <table:table-cell table:number-columns-repeated="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table:number-columns-repeated="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irstname</text:p>
          </table:table-cell>
          <table:table-cell table:number-columns-repeated="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stname</text:p>
          </table:table-cell>
          <table:table-cell table:number-columns-repeated="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honehome</text:p>
          </table:table-cell>
          <table:table-cell table:number-columns-repeated="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phone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9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Activity</text:p>
          </table:table-cell>
          <table:table-cell table:number-columns-repeated="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Activity</text:p>
          </table:table-cell>
          <table:table-cell table:number-columns-repeated="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ype</text:p>
          </table:table-cell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table:style-name="Default"/>
          <table:table-cell table:style-name="ce3" office:value-type="string" calcext:value-type="string">
            <text:p>tb_HerdActivit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dherdActivity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dPerson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Default"/>
          <table:table-cell table:number-columns-repeated="8"/>
        </table:table-row>
      </table:table>
      <table:table table:name="parto" table:style-name="ta1"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5">
          <table:table-cell table:number-columns-repeated="6"/>
        </table:table-row>
        <table:table-row table:style-name="ro2">
          <table:table-cell/>
          <table:table-cell office:value-type="string" calcext:value-type="string">
            <text:p>CRUD Parto</text:p>
          </table:table-cell>
          <table:table-cell table:style-name="ce14" office:value-type="string" calcext:value-type="string">
            <text:p>Catalogo Nuevo Parto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update</text:p>
          </table:table-cell>
          <table:table-cell table:formula="of:=[Tablas.C24]" office:value-type="string" office:string-value="ultimo_partos" calcext:value-type="string">
            <text:p>ultimo_partos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18]" office:value-type="string" office:string-value="tb_parto" calcext:value-type="string">
            <text:p>tb_parto</text:p>
          </table:table-cell>
          <table:table-cell office:value-type="string" calcext:value-type="string">
            <text:p>insert</text:p>
          </table:table-cell>
          <table:table-cell table:formula="of:=CONCATENATE([Tablas.C20]; ;&quot;, &quot;; [Tablas.C21]; ;&quot;, &quot;; [Tablas.C22]; ;&quot;, &quot;; [Tablas.C23]; ;&quot;, &quot;; [Tablas.C24] )" office:value-type="string" office:string-value="numero_vaca, fecha_parto, sexo_cria, observaciones, ultimo_partos" calcext:value-type="string">
            <text:p>numero_vaca, fecha_parto, sexo_cria, observaciones, ultimo_partos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table:formula="of:=[Tablas.C28]" office:value-type="string" office:string-value="tb_inseminacion" calcext:value-type="string">
            <text:p>tb_inseminacion</text:p>
          </table:table-cell>
          <table:table-cell office:value-type="string" calcext:value-type="string">
            <text:p>update</text:p>
          </table:table-cell>
          <table:table-cell table:formula="of:=[Tablas.C35]" office:value-type="string" office:string-value="pario" calcext:value-type="string">
            <text:p>pario</text:p>
          </table:table-cell>
          <table:table-cell office:value-type="string" calcext:value-type="string">
            <text:p>´si´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13]" office:value-type="string" office:string-value="inseminada" calcext:value-type="string">
            <text:p>inseminada</text:p>
          </table:table-cell>
          <table:table-cell office:value-type="string" calcext:value-type="string">
            <text:p>´no´</text:p>
          </table:table-cell>
          <table:table-cell/>
        </table:table-row>
        <table:table-row table:style-name="ro2">
          <table:table-cell/>
          <table:table-cell table:formula="of:=[Tablas.C2]" office:value-type="string" office:string-value="tb_vaca" calcext:value-type="string">
            <text:p>tb_vaca</text:p>
          </table:table-cell>
          <table:table-cell office:value-type="string" calcext:value-type="string">
            <text:p>update</text:p>
          </table:table-cell>
          <table:table-cell table:formula="of:=[Tablas.C7]" office:value-type="string" office:string-value="partos_vaca" calcext:value-type="string">
            <text:p>partos_vaca</text:p>
          </table:table-cell>
          <table:table-cell table:formula="of:=CONCATENATE([Tablas.C7]; ;&quot; +1 &quot;;)" office:value-type="string" office:string-value="partos_vaca +1 " calcext:value-type="string">
            <text:p>partos_vaca +1 </text:p>
          </table:table-cell>
          <table:table-cell/>
        </table:table-row>
        <table:table-row table:style-name="ro2">
          <table:table-cell/>
          <table:table-cell table:formula="of:=[Tablas.F11]" office:value-type="string" office:string-value="tb_estado_vaca" calcext:value-type="string">
            <text:p>tb_estado_vaca</text:p>
          </table:table-cell>
          <table:table-cell office:value-type="string" calcext:value-type="string">
            <text:p>update</text:p>
          </table:table-cell>
          <table:table-cell table:formula="of:=CONCATENATE([Tablas.F13]; ; &quot;,&quot; ; [Tablas.F14])" office:value-type="string" office:string-value="estado_vaca,ciclos_lactancia" calcext:value-type="string">
            <text:p>estado_vaca,ciclos_lactancia</text:p>
          </table:table-cell>
          <table:table-cell office:value-type="string" calcext:value-type="string">
            <text:p>'produccion' , '$cosechas_actual</text:p>
          </table:table-cell>
          <table:table-cell/>
        </table:table-row>
      </table:table>
      <table:table table:name="junta" table:style-name="ta1">
        <table:table-column table:style-name="co18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5" table:default-cell-style-name="Default"/>
        <table:table-row table:style-name="ro2">
          <table:table-cell/>
          <table:table-cell office:value-type="string" calcext:value-type="string">
            <text:p>CRUD junta</text:p>
          </table:table-cell>
          <table:table-cell table:style-name="ce16" office:value-type="string" calcext:value-type="string">
            <text:p>Catalogo nueva junta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presidente, viceprecidente, tesorero, secretario, vocal(1,2,3)</text:p>
          </table:table-cell>
          <table:table-cell/>
          <table:table-cell table:style-name="ce15"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junta</text:p>
          </table:table-cell>
          <table:table-cell office:value-type="string" calcext:value-type="string">
            <text:p>update</text:p>
          </table:table-cell>
          <table:table-cell table:number-columns-repeated="3"/>
        </table:table-row>
      </table:table>
      <table:table table:name="censo" table:style-name="ta1"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24" table:default-cell-style-name="ce15"/>
        <table:table-row table:style-name="ro2">
          <table:table-cell/>
          <table:table-cell office:value-type="string" calcext:value-type="string">
            <text:p>CRUD Censo</text:p>
          </table:table-cell>
          <table:table-cell office:value-type="string" calcext:value-type="string">
            <text:p>Catalogo nuevo censo</text:p>
          </table:table-cell>
          <table:table-cell table:number-columns-repeated="2"/>
          <table:table-cell table:style-name="Default"/>
        </table:table-row>
        <table:table-row table:style-name="ro2">
          <table:table-cell table:number-columns-repeated="5"/>
          <table:table-cell table:style-name="Default"/>
        </table:table-row>
        <table:table-row table:style-name="ro2">
          <table:table-cell/>
          <table:table-cell table:style-name="ce13" office:value-type="string" calcext:value-type="string">
            <text:p>tabla</text:p>
          </table:table-cell>
          <table:table-cell table:style-name="ce13" office:value-type="string" calcext:value-type="string">
            <text:p>sql</text:p>
          </table:table-cell>
          <table:table-cell table:style-name="ce13" office:value-type="string" calcext:value-type="string">
            <text:p>campo</text:p>
          </table:table-cell>
          <table:table-cell table:style-name="ce13" office:value-type="string" calcext:value-type="string">
            <text:p>valor</text:p>
          </table:table-cell>
          <table:table-cell table:style-name="Default"/>
        </table:table-row>
        <table:table-row table:style-name="ro2">
          <table:table-cell/>
          <table:table-cell office:value-type="string" calcext:value-type="string">
            <text:p>tbherd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son, calfs,veals,steers,heifgrs,pregnantheifers,bulls cows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herd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Person,typ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/>
          <table:table-cell office:value-type="string" calcext:value-type="string">
            <text:p>tbActivity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serto cuatro registros</text:p>
          </table:table-cell>
        </table:table-row>
        <table:table-row table:style-name="ro2">
          <table:table-cell/>
          <table:table-cell office:value-type="string" calcext:value-type="string">
            <text:p>tbPerson</text:p>
          </table:table-cell>
          <table:table-cell office:value-type="string" calcext:value-type="string">
            <text:p>insert</text:p>
          </table:table-cell>
          <table:table-cell office:value-type="string" calcext:value-type="string">
            <text:p>Id,name,firsname,lastname,phonehome,phone</text:p>
          </table:table-cell>
          <table:table-cell/>
          <table:table-cell office:value-type="string" calcext:value-type="string">
            <text:p>inserto dos registros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inserto dos regis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CR">¢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CR">¢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 style:data-style-name="N2" text:time-value="18:09:37.1324514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9:18:06.378634395</meta:creation-date>
    <dc:date>2017-08-19T18:39:42.876213283</dc:date>
    <meta:editing-duration>PT23H22M31S</meta:editing-duration>
    <meta:editing-cycles>18</meta:editing-cycles>
    <meta:generator>LibreOffice/5.1.4.2$Linux_X86_64 LibreOffice_project/10m0$Build-2</meta:generator>
    <meta:document-statistic meta:table-count="4" meta:cell-count="194" meta:object-count="0"/>
  </office:meta>
</office:document-meta>
</file>